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style:font-name="Courier New" style:font-name-asian="Courier New" style:font-name-complex="Courier New"/>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style:font-name="Courier New" style:font-name-asian="Courier New" style:font-name-complex="Courier New"/>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style:font-name="Courier New" style:font-name-asian="Courier New" style:font-name-complex="Courier New"/>
    </style:style>
    <style:style style:name="T13" style:family="text">
      <style:text-properties style:font-name="Courier New" style:font-name-asian="Courier New" style:font-name-complex="Courier New"/>
    </style:style>
    <style:style style:name="T14" style:family="text">
      <style:text-properties style:font-name="Courier New" style:font-name-asian="Courier New" style:font-name-complex="Courier New"/>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style:font-name="Courier New" style:font-name-asian="Courier New" style:font-name-complex="Courier New"/>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style:font-name="Courier New" style:font-name-asian="Courier New" style:font-name-complex="Courier New"/>
    </style:style>
    <style:style style:name="T37" style:family="text">
      <style:text-properties style:font-name="Courier New" style:font-name-asian="Courier New" style:font-name-complex="Courier New"/>
    </style:style>
    <style:style style:name="T38" style:family="text">
      <style:text-properties style:font-name="Courier New" style:font-name-asian="Courier New" style:font-name-complex="Courier New"/>
    </style:style>
    <style:style style:name="T39" style:family="text">
      <style:text-properties style:font-name="Courier New" style:font-name-asian="Courier New" style:font-name-complex="Courier New"/>
    </style:style>
    <style:style style:name="T40" style:family="text">
      <style:text-properties style:font-name="Courier New" style:font-name-asian="Courier New" style:font-name-complex="Courier New"/>
    </style:style>
    <style:style style:name="T41" style:family="text">
      <style:text-properties style:font-name="Courier New" style:font-name-asian="Courier New" style:font-name-complex="Courier New"/>
    </style:style>
    <style:style style:name="T42" style:family="text">
      <style:text-properties style:font-name="Courier New" style:font-name-asian="Courier New" style:font-name-complex="Courier New"/>
    </style:style>
    <style:style style:name="T43" style:family="text">
      <style:text-properties style:font-name="Courier New" style:font-name-asian="Courier New" style:font-name-complex="Courier New"/>
    </style:style>
    <style:style style:name="T44" style:family="text">
      <style:text-properties style:font-name="Courier New" style:font-name-asian="Courier New" style:font-name-complex="Courier New"/>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style:font-name="Courier New" style:font-name-asian="Courier New" style:font-name-complex="Courier New"/>
    </style:style>
    <style:style style:name="T62" style:family="text">
      <style:text-properties style:font-name="Courier New" style:font-name-asian="Courier New" style:font-name-complex="Courier New"/>
    </style:style>
    <style:style style:name="T63" style:family="text">
      <style:text-properties style:font-name="Courier New" style:font-name-asian="Courier New" style:font-name-complex="Courier New"/>
    </style:style>
    <style:style style:name="T64" style:family="text">
      <style:text-properties style:font-name="Courier New" style:font-name-asian="Courier New" style:font-name-complex="Courier New"/>
    </style:style>
    <style:style style:name="T65" style:family="text">
      <style:text-properties style:font-name="Courier New" style:font-name-asian="Courier New" style:font-name-complex="Courier New"/>
    </style:style>
    <style:style style:name="T66" style:family="text">
      <style:text-properties style:font-name="Courier New" style:font-name-asian="Courier New" style:font-name-complex="Courier New"/>
    </style:style>
    <style:style style:name="T67" style:family="text">
      <style:text-properties style:font-name="Courier New" style:font-name-asian="Courier New" style:font-name-complex="Courier New"/>
    </style:style>
    <style:style style:name="T68" style:family="text">
      <style:text-properties style:font-name="Courier New" style:font-name-asian="Courier New" style:font-name-complex="Courier New"/>
    </style:style>
    <style:style style:name="T69" style:family="text">
      <style:text-properties style:font-name="Courier New" style:font-name-asian="Courier New" style:font-name-complex="Courier New"/>
    </style:style>
    <style:style style:name="T70" style:family="text">
      <style:text-properties style:font-name="Courier New" style:font-name-asian="Courier New" style:font-name-complex="Courier New"/>
    </style:style>
    <style:style style:name="T71" style:family="text">
      <style:text-properties style:font-name="Courier New" style:font-name-asian="Courier New" style:font-name-complex="Courier New"/>
    </style:style>
    <style:style style:name="T72" style:family="text">
      <style:text-properties style:font-name="Courier New" style:font-name-asian="Courier New" style:font-name-complex="Courier New"/>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style:font-name="Courier New" style:font-name-asian="Courier New" style:font-name-complex="Courier New"/>
    </style:style>
    <style:style style:name="T85" style:family="text">
      <style:text-properties style:font-name="Courier New" style:font-name-asian="Courier New" style:font-name-complex="Courier New"/>
    </style:style>
    <style:style style:name="T86" style:family="text">
      <style:text-properties style:font-name="Courier New" style:font-name-asian="Courier New" style:font-name-complex="Courier New"/>
    </style:style>
    <style:style style:name="T87"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2">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office:automatic-styles>
  <office:body>
    <office:text>
      <text:h text:style-name="Title">Contenu de l'atelier de la semaine 4</text:h>
      <text:p text:style-name="Author">iGor</text:p>
      <text:p text:style-name="Date">2015-03-09</text:p>
      <text:h text:style-name="Heading_20_1" text:outline-level="1">Contenu de l'atelier de la semaine 5 | 45 min.</text:h>
      <text:h text:style-name="Heading_20_2" text:outline-level="2">Corrigé du devoir</text:h>
      <text:p text:style-name="First_20_paragraph">Le corrigé est accessible à l'URL suivante : <text:a xlink:type="simple" xlink:href="https://github.com/iGormilhit/pubweb-skeleton/archive/v.0.4.5.zip" office:name=""><text:span text:style-name="Definition">https://github.com/iGormilhit/pubweb-skeleton/archive/v.0.4.5.zip</text:span></text:a>.</text:p>
      <text:list text:style-name="L1">
        <text:list-item>
          <text:p text:style-name="P1">Ajout d'une image, ici au format SVG dans le répertoire <text:span text:style-name="T1">images/</text:span>.</text:p>
        </text:list-item>
        <text:list-item>
          <text:p text:style-name="P1">Ajout d'une classe aux liens externes : <text:span text:style-name="T2">class="externe"</text:span>.</text:p>
        </text:list-item>
        <text:list-item>
          <text:p text:style-name="P1">Rédaction de règles CSS au sélecteur <text:span text:style-name="T3">.externe</text:span> ou <text:span text:style-name="T4">a.externe</text:span>.</text:p>
        </text:list-item>
      </text:list>
      <text:p text:style-name="First_20_paragraph">La règle :</text:p>
      <text:p text:style-name="P2">a.externe {</text:p>
      <text:p text:style-name="P3"><text:s text:c="4"/>background-position: right top;</text:p>
      <text:p text:style-name="P4"><text:s text:c="4"/>background-repeat: no-repeat;</text:p>
      <text:p text:style-name="P5"><text:s text:c="4"/>background-image: url(../images/lien-externe.svg);</text:p>
      <text:p text:style-name="P6"><text:s text:c="4"/>background-size: 8px;</text:p>
      <text:p text:style-name="P7"><text:s text:c="4"/>padding-right: 10px;</text:p>
      <text:p text:style-name="P8">}</text:p>
      <text:h text:style-name="Heading_20_2" text:outline-level="2">Sélecteurs, suite et fin.</text:h>
      <text:p text:style-name="First_20_paragraph"><text:span text:style-name="T5">Sélecteur</text:span><text:span text:style-name="T6"> </text:span><text:span text:style-name="T7">universel</text:span> : <text:span text:style-name="T8">*</text:span>. S'applique à tout les éléments HTML, identifiants, classes et pseudo-classes. Il n'est pas très utilisé.</text:p>
      <text:p text:style-name="Text_20_body"><text:span text:style-name="T9">Sélecteur</text:span><text:span text:style-name="T10"> </text:span><text:span text:style-name="T11">composé</text:span> :</text:p>
      <text:list text:style-name="L2">
        <text:list-item>
          <text:p text:style-name="P9"><text:span text:style-name="T12">li a</text:span></text:p>
        </text:list-item>
        <text:list-item>
          <text:p text:style-name="P9"><text:span text:style-name="T13">ul &gt; li</text:span></text:p>
        </text:list-item>
        <text:list-item>
          <text:p text:style-name="P9"><text:span text:style-name="T14">a.externe</text:span></text:p>
        </text:list-item>
      </text:list>
      <text:p text:style-name="First_20_paragraph"><text:span text:style-name="T15">Sélecteur</text:span><text:span text:style-name="T16"> </text:span><text:span text:style-name="T17">de</text:span><text:span text:style-name="T18"> </text:span><text:span text:style-name="T19">pseudo-classe</text:span> : les pseudo-classes correspondent à des événements, par exemple le fait de survoler un élément avec le curseur, d'activer un lien, d'avoir visité un lien, etc. Elles sont listées sur <text:span text:style-name="T20">CSS</text:span><text:span text:style-name="T21"> </text:span><text:span text:style-name="T22">Reference</text:span> : <text:a xlink:type="simple" xlink:href="http://tympanus.net/codrops/css_reference/#section_css-pseudo-class" office:name=""><text:span text:style-name="Definition">http://tympanus.net/codrops/css_reference/#section_css-pseudo-class</text:span></text:a>.</text:p>
      <text:p text:style-name="Text_20_body">Pour appliquer une règle aux liens qui ont été visités, le sélecteur est le suivant : <text:span text:style-name="T23">a:visited</text:span>. Il est possible d'afficher les règles s'appliquant à une pseudo-classe dans l'inspecteur de <text:span text:style-name="T24">Firefox</text:span> au moyen d'un clic-droit sur la balise.</text:p>
      <text:h text:style-name="Heading_20_2" text:outline-level="2">Rappel de la boîte</text:h>
      <text:p text:style-name="First_20_paragraph">Comment pouvez-vous expliquer la notion de boîte en HTML ?</text:p>
      <text:h text:style-name="Heading_20_2" text:outline-level="2">Les propriétés d'affichage des boîtes</text:h>
      <text:p text:style-name="First_20_paragraph"><text:span text:style-name="T25">Correspond</text:span><text:span text:style-name="T26"> </text:span><text:span text:style-name="T27">au</text:span><text:span text:style-name="T28"> </text:span><text:span text:style-name="T29">point</text:span><text:span text:style-name="T30"> </text:span><text:span text:style-name="T31">3.1</text:span><text:span text:style-name="T32"> </text:span><text:span text:style-name="T33">du</text:span><text:span text:style-name="T34"> </text:span><text:span text:style-name="T35">document</text:span> CSS - Théorie - Partie B.</text:p>
      <text:p text:style-name="Text_20_body">Les boîtes s'affiche par défaut soit en blocs, l'une au-dessus de l'autre (<text:span text:style-name="T36">&lt;p&gt;</text:span>, <text:span text:style-name="T37">&lt;h1&gt;</text:span>, <text:span text:style-name="T38">&lt;footer&gt;</text:span>, <text:span text:style-name="T39">&lt;img&gt;</text:span>, etc.), soit en ligne, l'une à côté de l'autre (<text:span text:style-name="T40">&lt;a href=""&gt;...&lt;/a&gt;</text:span>, <text:span text:style-name="T41">&lt;em&gt;</text:span>, etc.). Il est possible de modifier ce comportement, grâce à la propriété <text:span text:style-name="T42">display</text:span> :</text:p>
      <text:p text:style-name="P10">img {</text:p>
      <text:p text:style-name="P11"><text:s text:c="4"/>display: inline;</text:p>
      <text:p text:style-name="P12">}</text:p>
      <text:p text:style-name="P13"/>
      <text:p text:style-name="P14">a {</text:p>
      <text:p text:style-name="P15"><text:s text:c="4"/>display: block;</text:p>
      <text:p text:style-name="P16">}</text:p>
      <text:p text:style-name="First_20_paragraph">La propriété <text:span text:style-name="T43">display</text:span> possède un grand nombre de valeur et notamment <text:span text:style-name="T44">none</text:span>, qui signifie que l'élément n'est pas affiché. Essayez d'escamoter temporairement les images avec cette méthode, en passant par l'inspecteur.</text:p>
      <text:h text:style-name="Heading_20_2" text:outline-level="2">Le positionnement des boîtes</text:h>
      <text:p text:style-name="First_20_paragraph"><text:span text:style-name="T45">Correspond</text:span><text:span text:style-name="T46"> </text:span><text:span text:style-name="T47">au</text:span><text:span text:style-name="T48"> </text:span><text:span text:style-name="T49">point</text:span><text:span text:style-name="T50"> </text:span><text:span text:style-name="T51">3.2</text:span><text:span text:style-name="T52"> </text:span><text:span text:style-name="T53">du</text:span><text:span text:style-name="T54"> </text:span><text:span text:style-name="T55">document</text:span> CSS - Théorie - Partie B.</text:p>
      <text:p text:style-name="Text_20_body">Voir aussi la documentation sur le <text:span text:style-name="T56">Mozilla</text:span><text:span text:style-name="T57"> </text:span><text:span text:style-name="T58">Developper</text:span><text:span text:style-name="T59"> </text:span><text:span text:style-name="T60">Network</text:span> : <text:a xlink:type="simple" xlink:href="https://developer.mozilla.org/fr/docs/Web/CSS/position" office:name=""><text:span text:style-name="Definition">https://developer.mozilla.org/fr/docs/Web/CSS/position</text:span></text:a></text:p>
      <text:p text:style-name="Text_20_body">Par défaut, les blocs (ou boîtes) se positionne les uns après les autres. Il est possible de modifier ce comportement avec la propriété <text:span text:style-name="T61">position</text:span> qui peut prendre les valeurs suivantes : <text:span text:style-name="T62">relative</text:span>, <text:span text:style-name="T63">absolute</text:span>, <text:span text:style-name="T64">fixed</text:span> (entre autres).</text:p>
      <text:p text:style-name="Text_20_body">Pour les valeurs <text:span text:style-name="T65">absolute</text:span> et <text:span text:style-name="T66">fixed</text:span>, l'élément (le bloc ou la boîte) n'a pas d'espace attribué, ce qui signifie que si l'on ne détermine pas des marges, il chevauchera les autres éléments. La position <text:span text:style-name="T67">fixed</text:span> place l'élément en fonction de la fenêtre du navigateur, alors que la position <text:span text:style-name="T68">absolute</text:span> situe l'élément en fonction de l'élément le plus proche.</text:p>
      <text:p text:style-name="Text_20_body">Afin d'observer ce qui se passe, essayez, au moyen de l'inspecteur, d'attribuer une position <text:span text:style-name="T69">fixed</text:span> ou <text:span text:style-name="T70">absolute</text:span> à un élément, par exemple au <text:span text:style-name="T71">&lt;header&gt;</text:span>.</text:p>
      <text:p text:style-name="Text_20_body">La position <text:span text:style-name="T72">relative</text:span> ajuste les éléments les uns par rapport aux autres, en leur attribuant l'espace nécessaire.</text:p>
      <text:h text:style-name="Heading_20_2" text:outline-level="2">Le flottement</text:h>
      <text:p text:style-name="First_20_paragraph"><text:span text:style-name="T73">Correspond</text:span><text:span text:style-name="T74"> </text:span><text:span text:style-name="T75">au</text:span><text:span text:style-name="T76"> </text:span><text:span text:style-name="T77">point</text:span><text:span text:style-name="T78"> </text:span><text:span text:style-name="T79">3.3</text:span><text:span text:style-name="T80"> </text:span><text:span text:style-name="T81">du</text:span><text:span text:style-name="T82"> </text:span><text:span text:style-name="T83">document</text:span> CSS - Théorie - Partie B.</text:p>
      <text:p text:style-name="Text_20_body"><text:span text:style-name="T84">float</text:span> est une propriété qui extrait un élément du positionnement normal de la page, afin de le faire flotter. L'élément peut flotter à droite ou à gauche :</text:p>
      <text:p text:style-name="P17">img {</text:p>
      <text:p text:style-name="P18">float: right;</text:p>
      <text:p text:style-name="P19">}</text:p>
      <text:p text:style-name="P20"/>
      <text:p text:style-name="P21">img {</text:p>
      <text:p text:style-name="P22">float: left;</text:p>
      <text:p text:style-name="P23">}</text:p>
      <text:h text:style-name="Heading_20_2" text:outline-level="2">Applications pour mieux placer les images.</text:h>
      <text:p text:style-name="First_20_paragraph">Dans le corrigé que j'ai propos, les images ne s'adaptent pas à la taille de l'écran (vérifiez avec le ctrl+maj+m). Pour le faire, il est possible d'ajouter la règle suivante au sélecteur <text:span text:style-name="T85">img</text:span> : <text:span text:style-name="T86">width: 100%;</text:span>. Ainsi, l'image prendra toute la largeur disponible dans l'élément qui la contient, ce qui est parfait lorsque la taille de l'écran diminue.</text:p>
      <text:p text:style-name="Text_20_body">Par contre, lorsque la taille de l'écran est au maximum, alors l'image est exagérément agrandie. Pour contourner ce problème, vous pouvez fixer une largeur maximale à l'image : <text:span text:style-name="T87">max-width: 600px;</text:span></text:p>
      <text:p text:style-name="Text_20_body">Comment feriez-vous pour place le logo à la même hauteur que le titre de l'en-tête ? Et pour améliorer le placement de l'en-tête du site Web ?</text:p>
      <text:h text:style-name="Heading_20_1" text:outline-level="1">Devoir de la semaine 05</text:h>
      <text:p text:style-name="First_20_paragraph">Créez une nouvelle page, en remplaçant la partie principale de votre page par un ensemble d'images. Essayez de disposer les images sous la forme d'une galerie simple, en vous aidant des propriétés de positionnement et d'affichage des boîtes.</text:p>
      <text:p text:style-name="Text_20_body">Pensez à mettre à jour les menu des autres pages, ce qui nous permettra de nous attaquer à la mise en forme du men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ntenu de l'atelier de la semaine 4</dc:title>
  </office:meta>
</office:document-meta>
</file>